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P72" style:parent-style-name="TableContents" style:family="paragraph">
      <style:paragraph-properties fo:margin-left="0.4368in">
        <style:tab-stops/>
      </style:paragraph-properti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TableContents" style:family="paragraph">
      <style:paragraph-properties fo:margin-left="0.4368in">
        <style:tab-stops/>
      </style:paragraph-properti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paragraph-properties fo:text-align="justify" fo:line-height="115%"/>
      <style:text-properties style:font-name="Calibri" fo:color="#000000" fo:font-size="14pt" style:font-size-asian="14pt" style:font-size-complex="14pt"/>
    </style:style>
    <style:style style:name="P109" style:parent-style-name="Standard" style:family="paragraph">
      <style:paragraph-properties fo:text-align="justify" fo:line-height="115%"/>
      <style:text-properties style:font-name="Calibri" fo:color="#000000" fo:font-size="14pt" style:font-size-asian="14pt" style:font-size-complex="14pt" fo:language="es" fo:country="MX"/>
    </style:style>
    <style:style style:name="P110" style:parent-style-name="Standard" style:family="paragraph">
      <style:paragraph-properties fo:text-align="justify" fo:line-height="115%"/>
      <style:text-properties style:font-name="Calibri" style:font-name-complex="Calibri" fo:color="#000000" fo:font-size="14pt" style:font-size-asian="14pt" style:font-size-complex="14pt" fo:language="es" fo:country="MX"/>
    </style:style>
    <style:style style:name="P111"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2"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3"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4"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5"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6" style:parent-style-name="Standard" style:family="paragraph">
      <style:paragraph-properties fo:text-align="justify" fo:line-height="115%"/>
      <style:text-properties style:font-name="Calibri" style:font-name-complex="Calibri" fo:font-size="14pt" style:font-size-asian="14pt" style:font-size-complex="14pt" fo:language="es" fo:country="MX"/>
    </style:style>
    <style:style style:name="P117" style:parent-style-name="Standard" style:family="paragraph">
      <style:paragraph-properties fo:text-align="justify" fo:line-height="115%"/>
    </style:style>
    <style:style style:name="T118" style:parent-style-name="Fuentedepárrafopredeter." style:family="text">
      <style:text-properties style:font-name="Calibri" style:font-name-complex="Calibri" fo:font-size="14pt" style:font-size-asian="14pt" style:font-size-complex="14pt" fo:language="es" fo:country="MX"/>
    </style:style>
    <style:style style:name="T119" style:parent-style-name="Fuentedepárrafopredeter." style:family="text">
      <style:text-properties style:font-name="Calibri" style:font-name-complex="Calibri" fo:font-size="14pt" style:font-size-asian="14pt" style:font-size-complex="14pt" fo:language="es" fo:country="MX"/>
    </style:style>
    <style:style style:name="T120" style:parent-style-name="Fuentedepárrafopredeter." style:family="text">
      <style:text-properties style:font-name="Calibri" style:font-name-complex="Calibri" fo:font-size="14pt" style:font-size-asian="14pt" style:font-size-complex="14pt" fo:language="es" fo:country="MX"/>
    </style:style>
    <style:style style:name="T121" style:parent-style-name="Fuentedepárrafopredeter." style:family="text">
      <style:text-properties style:font-name="Calibri" style:font-name-complex="Calibri" fo:font-size="14pt" style:font-size-asian="14pt" style:font-size-complex="14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0</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able:table-cell>
        </table:table-row>
        <table:table-row table:style-name="TableRow79">
          <table:table-cell table:style-name="TableCell80">
            <text:p text:style-name="P81"/>
            <text:p text:style-name="P82">Semestre:</text:p>
          </table:table-cell>
          <table:table-cell table:style-name="TableCell83">
            <text:p text:style-name="P84"/>
            <text:p text:style-name="P85">Primer</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28 de<text:s/>Septiembre del 2020</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ext:p text:style-name="P101">Ninguna</text:p>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P107"><text:tab/><text:tab/><text:tab/><text:tab/><text:tab/>CALIFICACIÓN: __________</text:p>
      <text:p text:style-name="P108">COMENTARIO:</text:p>
      <text:p text:style-name="P109">El Sistema de gestión de calidad nos proporciona un menú Amplio y fácil de manejar ya que cuenta con menús desplegable y están bien organizados en temas y subtemas para una mejor<text:s/>comprensión y movilidad entre los temas, empezando con el apartado de buzón de sugerencias que al igual que los demás apartados contienen un link para redireccionar al tema elegido, este se encarga de manera específica de recibir comentarios quejas y sugerencias así como de felicitaciones que el usuario pueda tener respecto al maestro o laboratorio.</text:p>
      <text:p text:style-name="P110"/>
      <text:p text:style-name="P111">El Sistema de gestión de calidad establece la manera que uno debe conducirse, tanto en la simulación o durante el evento y posterior a este, dependiendo del tipo de riesgos que se pueda presentar en las instalaciones. Al igual te presenta los planes de contingencia por si llegara a ocurrir alguna situación de lesiones, quemaduras, etc. Esto es de gran ayuda para el alumno ya que en los mismos planes de contingencia presenta los números para llamar por si llegara a ocurre algún tipo de situación.</text:p>
      <text:p text:style-name="P112"/>
      <text:p text:style-name="P113">El Sistema de gestión de calidad permite la facilidad de consultar de manera fácil y clara el reglamento de los laboratorios y también nos permite la consulta de las políticas de calidad de la Facultad de ingeniería para que el alumno y maestro pueda checar cualquiera de estos documentos las veces que quiera y necesite.</text:p>
      <text:p text:style-name="P114"/>
      <text:p text:style-name="P115">El Sistema de gestión de calidad permite la obtención de documentación tanto como para el<text:s/>profesor como puede ser los resultados de evaluación practica o también la guía para la impartición de prácticas, y a su vez también facilita la obtención de documentos para los estudiantes como puede ser el calendario de fundamentos de la programación, la<text:s/>caratula para entrega de prácticas que nos servirá para la entrega de las<text:s/>prácticas<text:s/>y a su vez a los maestros para la revisión y calificación de la misma práctica.</text:p>
      <text:p text:style-name="P116"/>
      <text:p text:style-name="P117"><text:span text:style-name="T118">En conclusión, el Sistema de gestión de calidad es una herramienta en línea que nos permit</text:span><text:span text:style-name="T119">e tanto a los alumnos como a los profesores estar informados del progreso la materia, los reglamentos y la calidad que nos ofrece el plantel, así como también los protocolos por si llegara a suceder algún riesgo o alguna contingencia en el laboratorio o la</text:span><text:span text:style-name="T120"><text:s/>facultad en general ya que contiene números de atención en los documentos. La información que contiene es muy completa organizada y clara, también ayuda mucho la forma de navegar entre los temas ya que facilita mucho la obtención de los documentos o infor</text:span><text:span text:style-name="T121">mación. Los colores que se escogieron ayudan mucho a que sea agradable a la vista y la utilización de enlaces y descarga de datos lo hace un sistema muy completo y efica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09-28T21:31:00Z</meta:creation-date>
    <dc:date>2020-09-28T21:35:00Z</dc:date>
    <meta:template xlink:href="Normal" xlink:type="simple"/>
    <meta:editing-cycles>4</meta:editing-cycles>
    <meta:editing-duration>PT180S</meta:editing-duration>
    <meta:document-statistic meta:page-count="1" meta:paragraph-count="6" meta:word-count="487" meta:character-count="3165" meta:row-count="22" meta:non-whitespace-character-count="2684"/>
  </office:meta>
</office:document-meta>
</file>